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text-properties officeooo:paragraph-rsid="001ac4de"/>
    </style:style>
    <style:style style:name="P2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ac4de"/>
    </style:style>
    <style:style style:name="P3" style:family="paragraph" style:parent-style-name="Preformatted_20_Text">
      <style:paragraph-properties fo:orphans="1" style:writing-mode="lr-tb"/>
      <style:text-properties officeooo:paragraph-rsid="001ac4de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ac4de"/>
    </style:style>
    <style:style style:name="P5" style:family="paragraph" style:parent-style-name="Preformatted_20_Text">
      <style:paragraph-properties fo:margin-top="0in" fo:margin-bottom="0.1965in" style:contextual-spacing="false" fo:orphans="1"/>
      <style:text-properties officeooo:paragraph-rsid="001ac4de"/>
    </style:style>
    <style:style style:name="P6" style:family="paragraph" style:parent-style-name="Text_20_body">
      <style:paragraph-properties fo:orphans="1"/>
      <style:text-properties officeooo:paragraph-rsid="001ac4de"/>
    </style:style>
    <style:style style:name="P7" style:family="paragraph" style:parent-style-name="Text_20_body">
      <style:text-properties officeooo:paragraph-rsid="001ac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ply additional numerical methods (spectral analysis, entropy scaling) to refine turbulence validation.</text:p>
      <text:h text:style-name="P1" text:outline-level="6"/>
      <text:p text:style-name="P2"><text:span text:style-name="Source_20_Text"># Step 7: Applying Spectral Analysis and Entropy Scaling to Refine Turbulence Validation</text:span></text:p>
      <text:p text:style-name="P3"/>
      <text:p text:style-name="P3"><text:span text:style-name="Source_20_Text">from scipy.fft import fft2, fftshift</text:span></text:p>
      <text:p text:style-name="P3"/>
      <text:p text:style-name="P3"><text:span text:style-name="Source_20_Text"># Compute 2D Fourier Transform of experimental turbulence data</text:span></text:p>
      <text:p text:style-name="P3"><text:span text:style-name="Source_20_Text">turbulence_exp_spectrum = np.abs(fftshift(fft2(turbulence_experimental)))</text:span></text:p>
      <text:p text:style-name="P3"/>
      <text:p text:style-name="P3"><text:span text:style-name="Source_20_Text"># Compute 2D Fourier Transform of COM high Reynolds turbulence prediction</text:span></text:p>
      <text:p text:style-name="P3"><text:span text:style-name="Source_20_Text">turbulence_com_spectrum = np.abs(fftshift(fft2(Z_high_reynolds)))</text:span></text:p>
      <text:p text:style-name="P3"/>
      <text:p text:style-name="P3"><text:span text:style-name="Source_20_Text"># Compute entropy of turbulence distributions to analyze complexity and order</text:span></text:p>
      <text:p text:style-name="P3"><text:span text:style-name="Source_20_Text">def compute_entropy(data):</text:span></text:p>
      <text:p text:style-name="P3"><text:span text:style-name="Source_20_Text"><text:s text:c="4"/>"""Computes Shannon entropy of a turbulence dataset."""</text:span></text:p>
      <text:p text:style-name="P3"><text:span text:style-name="Source_20_Text"><text:s text:c="4"/>hist, bin_edges = np.histogram(data.flatten(), bins=100, density=True)</text:span></text:p>
      <text:p text:style-name="P3"><text:span text:style-name="Source_20_Text"><text:s text:c="4"/>hist = hist[hist &gt; 0] <text:s/># Remove zero values to avoid log issues</text:span></text:p>
      <text:p text:style-name="P3"><text:span text:style-name="Source_20_Text"><text:s text:c="4"/>return -np.sum(hist * np.log2(hist))</text:span></text:p>
      <text:p text:style-name="P3"/>
      <text:p text:style-name="P3"><text:span text:style-name="Source_20_Text">entropy_exp = compute_entropy(turbulence_experimental)</text:span></text:p>
      <text:p text:style-name="P3"><text:span text:style-name="Source_20_Text">entropy_com = compute_entropy(Z_high_reynolds)</text:span></text:p>
      <text:p text:style-name="P3"/>
      <text:p text:style-name="P3"><text:span text:style-name="Source_20_Text"># Plot spectral analysis comparison</text:span></text:p>
      <text:p text:style-name="P3"><text:span text:style-name="Source_20_Text">plt.figure(figsize=(12, 6))</text:span></text:p>
      <text:p text:style-name="P3"/>
      <text:p text:style-name="P3"><text:span text:style-name="Source_20_Text"># Plot experimental turbulence spectrum</text:span></text:p>
      <text:p text:style-name="P3"><text:span text:style-name="Source_20_Text">plt.subplot(1, 2, 1)</text:span></text:p>
      <text:p text:style-name="P3"><text:span text:style-name="Source_20_Text">plt.imshow(np.log1p(turbulence_exp_spectrum), cmap="plasma", aspect="auto")</text:span></text:p>
      <text:p text:style-name="P3"><text:span text:style-name="Source_20_Text">plt.colorbar(label="Log-Spectral Intensity")</text:span></text:p>
      <text:p text:style-name="P3"><text:span text:style-name="Source_20_Text">plt.title("Spectral Analysis: Experimental Turbulence (Fourier Space)")</text:span></text:p>
      <text:p text:style-name="P3"><text:span text:style-name="Source_20_Text">plt.xlabel("Spatial Frequency")</text:span></text:p>
      <text:p text:style-name="P3"><text:span text:style-name="Source_20_Text">plt.ylabel("Temporal Frequency")</text:span></text:p>
      <text:p text:style-name="P3"/>
      <text:p text:style-name="P3"><text:span text:style-name="Source_20_Text"># Plot COM predicted turbulence spectrum</text:span></text:p>
      <text:p text:style-name="P3"><text:span text:style-name="Source_20_Text">plt.subplot(1, 2, 2)</text:span></text:p>
      <text:p text:style-name="P3"><text:span text:style-name="Source_20_Text">plt.imshow(np.log1p(turbulence_com_spectrum), cmap="inferno", aspect="auto")</text:span></text:p>
      <text:p text:style-name="P3"><text:span text:style-name="Source_20_Text">plt.colorbar(label="Log-Spectral Intensity")</text:span></text:p>
      <text:p text:style-name="P3"><text:span text:style-name="Source_20_Text">plt.title("Spectral Analysis: COM Predicted Turbulence (Fourier Space)")</text:span></text:p>
      <text:p text:style-name="P3"><text:span text:style-name="Source_20_Text">plt.xlabel("Spatial Frequency")</text:span></text:p>
      <text:p text:style-name="P3"><text:span text:style-name="Source_20_Text">plt.ylabel("Temporal Frequency")</text:span></text:p>
      <text:p text:style-name="P3"/>
      <text:p text:style-name="P3"><text:span text:style-name="Source_20_Text">plt.tight_layout()</text:span></text:p>
      <text:p text:style-name="P3"><text:span text:style-name="Source_20_Text">plt.show()</text:span></text:p>
      <text:p text:style-name="P3"/>
      <text:p text:style-name="P3"><text:span text:style-name="Source_20_Text"># Return entropy comparison results</text:span></text:p>
      <text:p text:style-name="P4"><text:span text:style-name="Source_20_Text">entropy_exp, entropy_com</text:span></text:p>
      <text:p text:style-name="P6">Result</text:p>
      <text:p text:style-name="P5">(33.68600951967606, 24.581535671633986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45:27.783056784</meta:creation-date>
    <meta:generator>LibreOffice/24.2.7.2$Linux_X86_64 LibreOffice_project/420$Build-2</meta:generator>
    <dc:date>2025-02-09T05:46:22.737852825</dc:date>
    <meta:editing-duration>PT55S</meta:editing-duration>
    <meta:editing-cycles>1</meta:editing-cycles>
    <meta:document-statistic meta:table-count="0" meta:image-count="0" meta:object-count="0" meta:page-count="1" meta:paragraph-count="37" meta:word-count="172" meta:character-count="1765" meta:non-whitespace-character-count="1613"/>
  </office:meta>
</office:document-meta>
</file>